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3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27.87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32.1mm"/>
    </style:style>
    <style:style style:name="co9" style:family="table-column">
      <style:table-column-properties fo:break-before="auto" style:column-width="31.7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00b0f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963" table:default-cell-style-name="Default"/>
        <table:table-row table:style-name="ro1">
          <table:table-cell office:value-type="string" calcext:value-type="string">
            <text:p>5.2.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che:</text:p>
          </table:table-cell>
          <table:table-cell table:number-columns-repeated="2"/>
          <table:table-cell table:style-name="ce6"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Word-Offset</text:p>
          </table:table-cell>
          <table:table-cell table:style-name="ce1" office:value-type="string" calcext:value-type="string">
            <text:p>Byte-Offset</text:p>
          </table:table-cell>
          <table:table-cell/>
          <table:table-cell table:style-name="ce1" office:value-type="string" calcext:value-type="string">
            <text:p>Word Adress</text:p>
          </table:table-cell>
          <table:table-cell table:style-name="ce1" office:value-type="string" calcext:value-type="string">
            <text:p>Binário</text:p>
          </table:table-cell>
          <table:table-cell table:style-name="ce1" office:value-type="string" calcext:value-type="string">
            <text:p>Block Adress</text:p>
          </table:table-cell>
          <table:table-cell table:style-name="ce1" office:value-type="string" calcext:value-type="string">
            <text:p>Índice(Word)</text:p>
          </table:table-cell>
          <table:table-cell table:style-name="ce1" office:value-type="string" calcext:value-type="string">
            <text:p>Índice(Bloco)</text:p>
          </table:table-cell>
          <table:table-cell table:style-name="ce1" office:value-type="string" calcext:value-type="string">
            <text:p>Tag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alavras/Bloc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ndereço:</text:p>
          </table:table-cell>
          <table:table-cell table:style-name="ce7" table:formula="of:=32 -[.F3]-[.G3]-[.H3]" office:value-type="float" office:value="26" calcext:value-type="float">
            <text:p>26</text:p>
          </table:table-cell>
          <table:table-cell table:style-name="ce8" table:formula="of:=LOG([.B4];2)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table:formula="of:=DEC2BIN(3.32)" office:value-type="string" office:string-value="11" calcext:value-type="string">
            <text:p>11</text:p>
          </table:table-cell>
          <table:table-cell table:style-name="ce5" table:formula="of:=[.J3]/[.$B$3]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3];[.$B$4])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locos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style-name="ce5" office:value-type="float" office:value="180" calcext:value-type="float">
            <text:p>180</text:p>
          </table:table-cell>
          <table:table-cell table:style-name="ce5" table:formula="of:=DEC2BIN(180.32)" office:value-type="string" office:string-value="10110100" calcext:value-type="string">
            <text:p>10110100</text:p>
          </table:table-cell>
          <table:table-cell table:style-name="ce5" table:formula="of:=[.J4]/[.$B$3]" office:value-type="float" office:value="180" calcext:value-type="float">
            <text:p>18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4];[.$B$4])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peamento</text:p>
          </table:table-cell>
          <table:table-cell table:style-name="ce5" office:value-type="string" calcext:value-type="string">
            <text:p>Direto</text:p>
          </table:table-cell>
          <table:table-cell table:number-columns-repeated="7"/>
          <table:table-cell table:style-name="ce5" office:value-type="float" office:value="43" calcext:value-type="float">
            <text:p>43</text:p>
          </table:table-cell>
          <table:table-cell table:style-name="ce5" table:formula="of:=DEC2BIN(43.32)" office:value-type="string" office:string-value="101011" calcext:value-type="string">
            <text:p>101011</text:p>
          </table:table-cell>
          <table:table-cell table:style-name="ce5" table:formula="of:=[.J5]/[.$B$3]" office:value-type="float" office:value="43" calcext:value-type="float">
            <text:p>4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5];[.$B$4])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5" office:value-type="float" office:value="2" calcext:value-type="float">
            <text:p>2</text:p>
          </table:table-cell>
          <table:table-cell table:style-name="ce5" table:formula="of:=DEC2BIN(2.32)" office:value-type="string" office:string-value="10" calcext:value-type="string">
            <text:p>10</text:p>
          </table:table-cell>
          <table:table-cell table:style-name="ce5" table:formula="of:=[.J6]/[.$B$3]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6];[.$B$4])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5" office:value-type="float" office:value="191" calcext:value-type="float">
            <text:p>191</text:p>
          </table:table-cell>
          <table:table-cell table:style-name="ce5" table:formula="of:=DEC2BIN(191.32)" office:value-type="string" office:string-value="10111111" calcext:value-type="string">
            <text:p>10111111</text:p>
          </table:table-cell>
          <table:table-cell table:style-name="ce5" table:formula="of:=[.J7]/[.$B$3]" office:value-type="float" office:value="191" calcext:value-type="float">
            <text:p>19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7];[.$B$4])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5" office:value-type="float" office:value="88" calcext:value-type="float">
            <text:p>88</text:p>
          </table:table-cell>
          <table:table-cell table:style-name="ce5" table:formula="of:=DEC2BIN(88.32)" office:value-type="string" office:string-value="1011000" calcext:value-type="string">
            <text:p>1011000</text:p>
          </table:table-cell>
          <table:table-cell table:style-name="ce5" table:formula="of:=[.J8]/[.$B$3]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8];[.$B$4])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5" office:value-type="float" office:value="190" calcext:value-type="float">
            <text:p>190</text:p>
          </table:table-cell>
          <table:table-cell table:style-name="ce5" table:formula="of:=DEC2BIN(190.32)" office:value-type="string" office:string-value="10111110" calcext:value-type="string">
            <text:p>10111110</text:p>
          </table:table-cell>
          <table:table-cell table:style-name="ce5" table:formula="of:=[.J9]/[.$B$3]" office:value-type="float" office:value="190" calcext:value-type="float">
            <text:p>19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9];[.$B$4])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5" office:value-type="float" office:value="14" calcext:value-type="float">
            <text:p>14</text:p>
          </table:table-cell>
          <table:table-cell table:style-name="ce5" table:formula="of:=DEC2BIN(14.32)" office:value-type="string" office:string-value="1110" calcext:value-type="string">
            <text:p>1110</text:p>
          </table:table-cell>
          <table:table-cell table:style-name="ce5" table:formula="of:=[.J10]/[.$B$3]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10];[.$B$4])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5" office:value-type="float" office:value="181" calcext:value-type="float">
            <text:p>181</text:p>
          </table:table-cell>
          <table:table-cell table:style-name="ce5" table:formula="of:=DEC2BIN(181.32)" office:value-type="string" office:string-value="10110101" calcext:value-type="string">
            <text:p>10110101</text:p>
          </table:table-cell>
          <table:table-cell table:style-name="ce5" table:formula="of:=[.J11]/[.$B$3]" office:value-type="float" office:value="181" calcext:value-type="float">
            <text:p>18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11];[.$B$4])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5" office:value-type="float" office:value="44" calcext:value-type="float">
            <text:p>44</text:p>
          </table:table-cell>
          <table:table-cell table:style-name="ce5" table:formula="of:=DEC2BIN(44.32)" office:value-type="string" office:string-value="101100" calcext:value-type="string">
            <text:p>101100</text:p>
          </table:table-cell>
          <table:table-cell table:style-name="ce5" table:formula="of:=[.J12]/[.$B$3]" office:value-type="float" office:value="44" calcext:value-type="float">
            <text:p>4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12];[.$B$4])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5" office:value-type="float" office:value="186" calcext:value-type="float">
            <text:p>186</text:p>
          </table:table-cell>
          <table:table-cell table:style-name="ce5" table:formula="of:=DEC2BIN(186.32)" office:value-type="string" office:string-value="10111010" calcext:value-type="string">
            <text:p>10111010</text:p>
          </table:table-cell>
          <table:table-cell table:style-name="ce5" table:formula="of:=[.J13]/[.$B$3]" office:value-type="float" office:value="186" calcext:value-type="float">
            <text:p>18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13];[.$B$4])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5" office:value-type="float" office:value="253" calcext:value-type="float">
            <text:p>253</text:p>
          </table:table-cell>
          <table:table-cell table:style-name="ce5" table:formula="of:=DEC2BIN(253.32)" office:value-type="string" office:string-value="11111101" calcext:value-type="string">
            <text:p>11111101</text:p>
          </table:table-cell>
          <table:table-cell table:style-name="ce5" table:formula="of:=[.J14]/[.$B$3]" office:value-type="float" office:value="253" calcext:value-type="float">
            <text:p>25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OD([.K14];[.$B$4])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Estado Inicial</text:p>
          </table:table-cell>
          <table:table-cell table:number-columns-repeated="4"/>
          <table:table-cell table:style-name="ce1" office:value-type="string" calcext:value-type="string">
            <text:p>Requisição: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80" calcext:value-type="float">
            <text:p>180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43" calcext:value-type="float">
            <text:p>43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91" calcext:value-type="float">
            <text:p>191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88" calcext:value-type="float">
            <text:p>88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90" calcext:value-type="float">
            <text:p>190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4" calcext:value-type="float">
            <text:p>14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81" calcext:value-type="float">
            <text:p>181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44" calcext:value-type="float">
            <text:p>44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86" calcext:value-type="float">
            <text:p>186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253" calcext:value-type="float">
            <text:p>253</text:p>
          </table:table-cell>
          <table:table-cell table:style-name="ce9" office:value-type="string" calcext:value-type="string">
            <text:p>Miss</text:p>
          </table:table-cell>
          <table:table-cell table:number-columns-repeated="961"/>
        </table:table-row>
        <table:table-row table:style-name="ro1"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number-columns-repeated="960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 table:number-columns-repeated="96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 table:number-columns-repeated="96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1]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1]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1]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1]</text:p>
          </table:table-cell>
          <table:table-cell table:number-columns-repeated="96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 table:number-columns-repeated="96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6]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6]</text:p>
          </table:table-cell>
          <table:table-cell table:number-columns-repeated="960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 table:number-columns-repeated="96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4]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4]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4]</text:p>
          </table:table-cell>
          <table:table-cell table:number-columns-repeated="96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[253]</text:p>
          </table:table-cell>
          <table:table-cell table:number-columns-repeated="96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0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 table:number-columns-repeated="96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 table:number-columns-repeated="9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6:34:58</meta:creation-date>
    <dc:date>2018-10-26T17:08:19</dc:date>
    <meta:generator>LibreOffice/6.0.3.2$Linux_X86_64 LibreOffice_project/00m0$Build-2</meta:generator>
    <meta:document-statistic meta:table-count="1" meta:cell-count="746" meta:object-count="0"/>
    <meta:user-defined meta:name="AppVersion">16.0300</meta:user-defined>
  </office:meta>
</office:document-meta>
</file>